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60be" officeooo:paragraph-rsid="000e60be"/>
    </style:style>
    <style:style style:name="P2" style:family="paragraph" style:parent-style-name="Standard">
      <style:text-properties officeooo:rsid="000e60be" officeooo:paragraph-rsid="000ff82a"/>
    </style:style>
    <style:style style:name="P3" style:family="paragraph" style:parent-style-name="Standard">
      <style:text-properties officeooo:rsid="000ff82a" officeooo:paragraph-rsid="000ff82a"/>
    </style:style>
    <style:style style:name="P4" style:family="paragraph" style:parent-style-name="Standard">
      <style:text-properties officeooo:rsid="0010b4ae" officeooo:paragraph-rsid="0010b4ae"/>
    </style:style>
    <style:style style:name="P5" style:family="paragraph" style:parent-style-name="Standard">
      <style:text-properties officeooo:rsid="00114798" officeooo:paragraph-rsid="00114798"/>
    </style:style>
    <style:style style:name="P6" style:family="paragraph" style:parent-style-name="Standard">
      <style:text-properties officeooo:rsid="001231bd" officeooo:paragraph-rsid="001231bd"/>
    </style:style>
    <style:style style:name="P7" style:family="paragraph" style:parent-style-name="Standard">
      <style:text-properties officeooo:rsid="001231bd" officeooo:paragraph-rsid="00124907"/>
    </style:style>
    <style:style style:name="P8" style:family="paragraph" style:parent-style-name="Standard">
      <style:text-properties officeooo:rsid="00124907" officeooo:paragraph-rsid="00124907"/>
    </style:style>
    <style:style style:name="P9" style:family="paragraph" style:parent-style-name="Standard">
      <style:text-properties officeooo:rsid="000e60be" officeooo:paragraph-rsid="000e60be"/>
    </style:style>
    <style:style style:name="P10" style:family="paragraph" style:parent-style-name="Standard">
      <style:text-properties officeooo:rsid="0013c8ff" officeooo:paragraph-rsid="0013c8ff"/>
    </style:style>
    <style:style style:name="P11" style:family="paragraph" style:parent-style-name="Standard" style:list-style-name="L1">
      <style:text-properties officeooo:rsid="0013c8ff" officeooo:paragraph-rsid="0013c8ff"/>
    </style:style>
    <style:style style:name="P12" style:family="paragraph" style:parent-style-name="Standard" style:list-style-name="L2">
      <style:text-properties officeooo:rsid="0013c8ff" officeooo:paragraph-rsid="0013c8ff"/>
    </style:style>
    <style:style style:name="P13" style:family="paragraph" style:parent-style-name="Standard" style:list-style-name="L2">
      <style:text-properties officeooo:rsid="0014bc55" officeooo:paragraph-rsid="0014bc55"/>
    </style:style>
    <style:style style:name="P14" style:family="paragraph" style:parent-style-name="Standard">
      <style:text-properties officeooo:rsid="0014bc55" officeooo:paragraph-rsid="0014bc55"/>
    </style:style>
    <style:style style:name="P15" style:family="paragraph" style:parent-style-name="Standard">
      <style:text-properties officeooo:rsid="0010b4ae" officeooo:paragraph-rsid="0010b4ae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0b4ae" officeooo:paragraph-rsid="0010b4ae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ff82a" officeooo:paragraph-rsid="000ff82a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3c8ff" officeooo:paragraph-rsid="0013c8ff" style:font-weight-asian="bold" style:font-weight-complex="bold"/>
    </style:style>
    <style:style style:name="T1" style:family="text">
      <style:text-properties officeooo:rsid="00114798"/>
    </style:style>
    <style:style style:name="T2" style:family="text">
      <style:text-properties officeooo:rsid="001231bd"/>
    </style:style>
    <style:style style:name="T3" style:family="text">
      <style:text-properties officeooo:rsid="001249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3 Metodologia</text:p>
      <text:p text:style-name="P1"/>
      <text:p text:style-name="P1">Clase anterior:</text:p>
      <text:p text:style-name="P1">tradicional alcance fijo</text:p>
      <text:p text:style-name="P1">agil tiempo y recursos fijos</text:p>
      <text:p text:style-name="P1">ley de red</text:p>
      <text:p text:style-name="P1">ley del equipo pequeño</text:p>
      <text:p text:style-name="P1"/>
      <text:p text:style-name="P18">Dos Organizaciones:</text:p>
      <text:p text:style-name="P18"/>
      <text:p text:style-name="P10">Tradicionales:</text:p>
      <text:list xml:id="list3641114898" text:style-name="L1">
        <text:list-item>
          <text:p text:style-name="P11">Jerarquía de arriba hacia abajo</text:p>
        </text:list-item>
        <text:list-item>
          <text:p text:style-name="P11">Burocracia</text:p>
        </text:list-item>
        <text:list-item>
          <text:p text:style-name="P11">Instrucciones detalladas, silos</text:p>
        </text:list-item>
        <text:list-item>
          <text:p text:style-name="P11">Prioriza la eficiencia de los procesos</text:p>
        </text:list-item>
      </text:list>
      <text:p text:style-name="P10">Ágiles:</text:p>
      <text:list xml:id="list2876320465" text:style-name="L2">
        <text:list-item>
          <text:p text:style-name="P12">Recursos flexibles</text:p>
        </text:list-item>
        <text:list-item>
          <text:p text:style-name="P12">foco en acción</text:p>
        </text:list-item>
        <text:list-item>
          <text:p text:style-name="P12">forma de células</text:p>
        </text:list-item>
        <text:list-item>
          <text:p text:style-name="P12">el liderazgo muestra dirección y permite la acción</text:p>
        </text:list-item>
        <text:list-item>
          <text:p text:style-name="P12">Equipos construidos en torno a la responsabilidad de un extremo a otro</text:p>
        </text:list-item>
        <text:list-item>
          <text:p text:style-name="P12">Priorizo lo que quiere el cliente</text:p>
        </text:list-item>
        <text:list-item>
          <text:p text:style-name="P12">No es lineal</text:p>
        </text:list-item>
        <text:list-item>
          <text:p text:style-name="P13">No es ir rápido, es adaptarse a los cambios</text:p>
        </text:list-item>
      </text:list>
      <text:p text:style-name="P10"/>
      <text:p text:style-name="P2"/>
      <text:p text:style-name="P17">ORGANIZACIONES TRADICIONALES:</text:p>
      <text:p text:style-name="P3">Se cumplen las ordenes desde arriba, mas burocraticas</text:p>
      <text:p text:style-name="P3">Se prioriza la eficiencia de cada proceso queda secundaria la vision del cliente</text:p>
      <text:p text:style-name="P3">Es un camino lineal</text:p>
      <text:p text:style-name="P3"/>
      <text:p text:style-name="P17">ORGANIZACIONES ÁGILES:</text:p>
      <text:p text:style-name="P3">Los procesos se adaptan a la realidad</text:p>
      <text:p text:style-name="P3">Se pueden adaptar</text:p>
      <text:p text:style-name="P3">Funciona mas colaborativamente, en grupos cerrados?</text:p>
      <text:p text:style-name="P3">Trabajan como células, orientadas al cliente. Cada celula tiene tester, abogados, programadores para priorizar lo que quiere el cliente</text:p>
      <text:p text:style-name="P3">Equipos flexibles, se autorganizan</text:p>
      <text:p text:style-name="P3">No es un camino lineal</text:p>
      <text:p text:style-name="P3">Pequeñas iteraciones, sprints</text:p>
      <text:p text:style-name="P3">Ser agil no es ir rápido, es adaptarse a los cambios</text:p>
      <text:p text:style-name="P4">Ahorrar tiempo, eficializar recursos, ahorrar dinero</text:p>
      <text:p text:style-name="P4">Prioriza el proceso, si el proceso esta bien el proyecto esta bien</text:p>
      <text:p text:style-name="P4">Incluye al cliente</text:p>
      <text:p text:style-name="P4">Responde a los cambios</text:p>
      <text:p text:style-name="P4">Le da poder a los equipos, pueden llegar a contradecir al cliente</text:p>
      <text:p text:style-name="P4"/>
      <text:p text:style-name="P16">EQUIPOS AGILES:</text:p>
      <text:p text:style-name="P4">Sin liderazgo impuesto</text:p>
      <text:p text:style-name="P4">Autoorganizados</text:p>
      <text:p text:style-name="P4">Empoderados</text:p>
      <text:p text:style-name="P4">Colaborativos</text:p>
      <text:p text:style-name="P4"><text:soft-page-break/>Con sensibilidad de negocio</text:p>
      <text:p text:style-name="P14">Medidos por el valor que entregan</text:p>
      <text:p text:style-name="P14">Colaboran con el cliente</text:p>
      <text:p text:style-name="P4"/>
      <text:p text:style-name="P4">Los equipos pequeños y flexibles son clave en la mentalidad agil</text:p>
      <text:p text:style-name="P4"/>
      <text:p text:style-name="P16">Beneficios de org agil:</text:p>
      <text:p text:style-name="P4"/>
      <text:p text:style-name="P4">Configura la identidad y valores de su empresa</text:p>
      <text:p text:style-name="P4">Atrae mejores talentos y los retiene</text:p>
      <text:p text:style-name="P4"/>
      <text:p text:style-name="P14">Atraer mejores talentos y, lo que es más imoirtante, retener ese talento</text:p>
      <text:p text:style-name="P4"/>
      <text:p text:style-name="P4">Aumenta la identidad de su marca</text:p>
      <text:p text:style-name="P4"/>
      <text:p text:style-name="P4"/>
      <text:p text:style-name="P4"/>
      <text:p text:style-name="P16">McKinsey empresa que estudia las metodologias agiles</text:p>
      <text:p text:style-name="P16"/>
      <text:p text:style-name="P4">TIPOS DE ORGANIZACIONES:</text:p>
      <text:p text:style-name="P4">Ágil: sistemas vivios, son estables y dinámicas, se centran en los clientes</text:p>
      <text:p text:style-name="P4"><text:tab/><text:span text:style-name="T1">Se centran de manera obsesiva en el cliente</text:span></text:p>
      <text:p text:style-name="P4">Startup: tienen poca estabilidad y se caracterizan por ser creativas</text:p>
      <text:p text:style-name="P4">Trapped:<text:span text:style-name="T1">no son dinamicas ni estables</text:span></text:p>
      <text:p text:style-name="P4">Burocrática: <text:span text:style-name="T1">poco dinamicas</text:span></text:p>
      <text:p text:style-name="P4"/>
      <text:p text:style-name="P3">ORGANIZACIONES HIBRIDAS: TIENEN UN POCO DE LAS DOS</text:p>
      <text:p text:style-name="P3"/>
      <text:p text:style-name="P3"/>
      <text:p text:style-name="P5">Ser Agile: <text:span text:style-name="T2">Requiere un cambio de pensamiento</text:span></text:p>
      <text:p text:style-name="P3">MINDSET AGIL: Marco de pensamiento agil, que se pueda adaptar a los cambios</text:p>
      <text:p text:style-name="P5">competencias organizacionales</text:p>
      <text:p text:style-name="P5">modelo de liderazgo</text:p>
      <text:p text:style-name="P5">Comportamiento de la cultura agile</text:p>
      <text:p text:style-name="P5">reglas de oro</text:p>
      <text:p text:style-name="P6">Poner el proposito por sobre el beneficio</text:p>
      <text:p text:style-name="P6"><text:s text:c="14"/>ecosistemas por sobre las jerarquias</text:p>
      <text:p text:style-name="P6"><text:s text:c="13"/>empoderamiento por sobre el control</text:p>
      <text:p text:style-name="P5"/>
      <text:p text:style-name="P7"><text:span text:style-name="T3">4 </text:span>Valores del MINDSET AGIL: COLABORA MEJORA ENTREGA REFLEXIONA</text:p>
      <text:p text:style-name="P6">COLABORA: proposito comun, espacios comunes, equipos multidiciplinarios, foco y motivacion, entender vulnerabilidad, entender como puedo aportar, ofrecer y pedir ayuda, confianza</text:p>
      <text:p text:style-name="P6">ENTREGA: entregar valor, frecuente y continua, retroalimentacion, priorizacion</text:p>
      <text:p text:style-name="P6">REFLEXIONA</text:p>
      <text:p text:style-name="P6"/>
      <text:p text:style-name="P8">12 Principios que lo definien</text:p>
      <text:p text:style-name="P5">Hacer Agile</text:p>
      <text:p text:style-name="P5">Marcos/Metodologias de trabajo</text:p>
      <text:p text:style-name="P5">Lean</text:p>
      <text:p text:style-name="P5">Scrum</text:p>
      <text:p text:style-name="P5">Kanban</text:p>
      <text:p text:style-name="P5">Okrs</text:p>
      <text:p text:style-name="P5"><text:soft-page-break/></text:p>
      <text:p text:style-name="P5">Estar en agile</text:p>
      <text:p text:style-name="P5">Cambio organizociativo radical</text:p>
      <text:p text:style-name="P6">estructurar celulares y matriciales</text:p>
      <text:p text:style-name="P6">Flexibilizacion de asignacion por valor agregado</text:p>
      <text:p text:style-name="P5"/>
      <text:p text:style-name="P5"/>
      <text:p text:style-name="P3"/>
      <text:p text:style-name="P3">HABILIDADES DEL FUTURO</text:p>
      <text:p text:style-name="P3"/>
      <text:p text:style-name="P3">INTRO A LAS METODOLOGIAS AGILES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9T18:14:45.217000000</meta:creation-date>
    <dc:date>2021-04-02T14:39:12.502000000</dc:date>
    <meta:editing-duration>PT23M27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3" meta:paragraph-count="87" meta:word-count="473" meta:character-count="3098" meta:non-whitespace-character-count="2696"/>
  </office:meta>
</office:document-meta>
</file>